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abea"/>
    </style:style>
    <style:style style:name="P2" style:family="paragraph" style:parent-style-name="Standard">
      <style:paragraph-properties fo:text-align="center" style:justify-single-word="false"/>
      <style:text-properties officeooo:paragraph-rsid="000b7fad"/>
    </style:style>
    <style:style style:name="P3" style:family="paragraph" style:parent-style-name="Standard">
      <style:paragraph-properties fo:text-align="justify" style:justify-single-word="false"/>
      <style:text-properties officeooo:paragraph-rsid="000b7fad"/>
    </style:style>
    <style:style style:name="P4" style:family="paragraph" style:parent-style-name="Standard">
      <style:paragraph-properties fo:text-align="center" style:justify-single-word="false"/>
      <style:text-properties officeooo:rsid="0009abea" officeooo:paragraph-rsid="0009abea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9abea" officeooo:paragraph-rsid="0009abea" style:font-weight-asian="normal" style:font-weight-complex="normal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09abea" officeooo:paragraph-rsid="0009abea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1c0283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1db190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1a5784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003c0"/>
    </style:style>
    <style:style style:name="T1" style:family="text">
      <style:text-properties fo:font-weight="normal" officeooo:rsid="0009abea" style:font-weight-asian="normal" style:font-weight-complex="normal"/>
    </style:style>
    <style:style style:name="T2" style:family="text">
      <style:text-properties fo:font-weight="normal" officeooo:rsid="000b5227" style:font-weight-asian="normal" style:font-weight-complex="normal"/>
    </style:style>
    <style:style style:name="T3" style:family="text">
      <style:text-properties fo:font-weight="normal" officeooo:rsid="000b7fad" style:font-weight-asian="normal" style:font-weight-complex="normal"/>
    </style:style>
    <style:style style:name="T4" style:family="text">
      <style:text-properties fo:font-weight="normal" officeooo:rsid="000cdb25" style:font-weight-asian="normal" style:font-weight-complex="normal"/>
    </style:style>
    <style:style style:name="T5" style:family="text">
      <style:text-properties fo:font-weight="normal" officeooo:rsid="001a5784" style:font-weight-asian="normal" style:font-weight-complex="normal"/>
    </style:style>
    <style:style style:name="T6" style:family="text">
      <style:text-properties fo:font-weight="normal" officeooo:rsid="001c0283" style:font-weight-asian="normal" style:font-weight-complex="normal"/>
    </style:style>
    <style:style style:name="T7" style:family="text">
      <style:text-properties fo:font-weight="normal" officeooo:rsid="001db190" style:font-weight-asian="normal" style:font-weight-complex="normal"/>
    </style:style>
    <style:style style:name="T8" style:family="text">
      <style:text-properties fo:font-weight="normal" officeooo:rsid="001ec353" style:font-weight-asian="normal" style:font-weight-complex="normal"/>
    </style:style>
    <style:style style:name="T9" style:family="text">
      <style:text-properties fo:font-weight="normal" officeooo:rsid="002003c0" style:font-weight-asian="normal" style:font-weight-complex="normal"/>
    </style:style>
    <style:style style:name="T10" style:family="text">
      <style:text-properties fo:font-weight="normal" officeooo:rsid="0022e359" style:font-weight-asian="normal" style:font-weight-complex="normal"/>
    </style:style>
    <style:style style:name="T11" style:family="text">
      <style:text-properties fo:font-weight="bold" officeooo:rsid="000b5227" style:font-weight-asian="bold" style:font-weight-complex="bold"/>
    </style:style>
    <style:style style:name="T12" style:family="text">
      <style:text-properties fo:font-weight="bold" officeooo:rsid="0009abea" style:font-weight-asian="bold" style:font-weight-complex="bold"/>
    </style:style>
    <style:style style:name="T13" style:family="text">
      <style:text-properties officeooo:rsid="002003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57_2557313620"/><text:span text:style-name="T11">Rent cars</text:span><text:span text:style-name="T12"> Bishkek</text:span><text:bookmark-end text:name="__DdeLink__57_2557313620"/></text:p>
      <text:p text:style-name="P4">Техническое задание</text:p>
      <text:p text:style-name="P1"/>
      <text:p text:style-name="P3"><text:span text:style-name="T11">Rent cars</text:span><text:span text:style-name="T12"> <text:s/>Bishkek</text:span><text:span text:style-name="T1"> — бот который пред</text:span><text:span text:style-name="T2">о</text:span><text:span text:style-name="T1">ставляет </text:span><text:span text:style-name="T2">в аренду машин</text:span><text:span text:style-name="T9">ы</text:span></text:p>
      <text:p text:style-name="P5"/>
      <text:p text:style-name="P2"><text:span text:style-name="T1">Алгоритм работы </text:span><text:span text:style-name="T11">Rent cars</text:span><text:span text:style-name="T12"> Bishkek</text:span></text:p>
      <text:p text:style-name="P6"/>
      <text:p text:style-name="P7"><text:span text:style-name="T1">1) После приветствия бот должен </text:span><text:span text:style-name="T6">отправить сообщение:</text:span></text:p>
      <text:p text:style-name="P7"><text:span text:style-name="T6">«Выберите кузов желаемой машины:» </text:span><text:span text:style-name="T7">(</text:span><text:span text:style-name="T4">предостав</text:span><text:span text:style-name="T9">ляет</text:span><text:span text:style-name="T1"> для выбора 2 вида </text:span><text:span text:style-name="T6">кузова </text:span><text:span text:style-name="T1">машины: «Внедорожник» и «Седан»</text:span></text:p>
      <text:p text:style-name="P7"><text:span text:style-name="T1">2) <text:s/></text:span><text:span text:style-name="T7">После этого </text:span><text:span text:style-name="T8">бот </text:span><text:span text:style-name="T7">отправляет сообщение: «Вы выбрали (выбранный кузов). Теперь выберите модель машины» (</text:span><text:span text:style-name="T4">отображаются м</text:span><text:span text:style-name="T2">одел</text:span><text:span text:style-name="T4">и</text:span><text:span text:style-name="T2"> машин</text:span><text:span text:style-name="T7">)</text:span><text:span text:style-name="T8">.</text:span></text:p>
      <text:p text:style-name="P8"><text:span text:style-name="T6">3)</text:span><text:span text:style-name="T2"> </text:span><text:span text:style-name="T6">После </text:span><text:span text:style-name="T7">этого </text:span><text:span text:style-name="T8">бот </text:span><text:span text:style-name="T7">отправляет сообщение: «Вы выбрали (выбранная модель). Ознакомьтесь подробнее с характеристиками машины:» (</text:span><text:span text:style-name="T4">отобража</text:span><text:span text:style-name="T8">е</text:span><text:span text:style-name="T4">тся </text:span><text:span text:style-name="T7">фото машины,</text:span><text:span text:style-name="T6"> характеристика машины загружаются с «txt» файла, название </text:span><text:span text:style-name="T8">файла </text:span><text:span text:style-name="T6">которое соответствует модели машины</text:span><text:span text:style-name="T8">.</text:span></text:p>
      <text:p text:style-name="P9"><text:span text:style-name="T10">4</text:span><text:span text:style-name="T5">) </text:span><text:span text:style-name="T8">Д</text:span><text:span text:style-name="T3">алее </text:span><text:span text:style-name="T8">бот отправляет сообщение: «Как Вы хотите получить машину?»(</text:span><text:span text:style-name="T3">«Забрать с автосалона» или «</text:span><text:span text:style-name="T9">Доставка на дом</text:span><text:span text:style-name="T3">»</text:span></text:p>
      <text:p text:style-name="P10"><text:span text:style-name="T10">5</text:span><text:span text:style-name="T3">) <text:s/>Если пользователь выбирает «Забрать с автосалона», </text:span><text:span text:style-name="T9">бот отправляет сообщение: «Вы можете забрать машину по адресу: «адрес салона», контактные данные: номер телефона»</text:span></text:p>
      <text:p text:style-name="P10"><text:span text:style-name="T10">6</text:span><text:span text:style-name="T9">) </text:span><text:span text:style-name="T3">Если пользователь выбирает «</text:span><text:span text:style-name="T9">Доставка на дом</text:span><text:span text:style-name="T3">» </text:span><text:span text:style-name="T9">бот отправляет сообщение: «Введите Ваш адрес и контактные данные:» После ввода адреса пользователем, бот отправляет сообщение: «Ожидайте, как только машина приедет, с <text:s/>Вами свяжутся!»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0:43:49.917363539</meta:creation-date>
    <dc:date>2022-02-14T22:42:53.305104089</dc:date>
    <meta:editing-duration>PT5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56" meta:character-count="1182" meta:non-whitespace-character-count="1032"/>
  </office:meta>
</office:document-meta>
</file>